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070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solid" draw:fill-color="#68a2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879cm" fo:min-width="1.82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0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dash" draw:stroke-dash="Dashed_20__28_var_29__20_607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607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60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e3edc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6075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3efa7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Dashed_20__28_var_29__20_607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dash" draw:stroke-dash="Dashed_20__28_var_29__20_607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dash" draw:stroke-dash="Dashed_20__28_var_29__20_607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68a2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e3edc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c3efa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054cm" svg:height="2.867cm" svg:x="9.272cm" svg:y="13.61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rect draw:style-name="gr2" draw:text-style-name="P2" draw:layer="layout" svg:width="0.433cm" svg:height="0.433cm" svg:x="9.657cm" svg:y="14.725cm">
              <text:p/>
            </draw:rect>
            <draw:line draw:style-name="gr3" draw:text-style-name="P3" draw:layer="layout" svg:x1="9.657cm" svg:y1="14.722cm" svg:x2="10.371cm" svg:y2="14.008cm">
              <text:p/>
            </draw:line>
            <draw:line draw:style-name="gr4" draw:text-style-name="P3" draw:layer="layout" svg:x1="10.089cm" svg:y1="14.722cm" svg:x2="10.803cm" svg:y2="14.008cm">
              <text:p/>
            </draw:line>
            <draw:rect draw:style-name="gr5" draw:text-style-name="P4" draw:layer="layout" svg:width="0.435cm" svg:height="0.435cm" svg:x="10.371cm" svg:y="14.011cm">
              <text:p/>
            </draw:rect>
            <draw:line draw:style-name="gr6" draw:text-style-name="P3" draw:layer="layout" svg:x1="9.667cm" svg:y1="15.148cm" svg:x2="10.085cm" svg:y2="14.73cm">
              <text:p/>
            </draw:line>
            <draw:custom-shape draw:style-name="gr7" draw:text-style-name="P5" draw:layer="layout" svg:width="0.422cm" svg:height="0.429cm" draw:transform="rotate (1.5707963267949) translate (9.657cm 15.157cm)">
              <text:p/>
  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  </draw:custom-shape>
            <draw:line draw:style-name="gr8" draw:text-style-name="P3" draw:layer="layout" svg:x1="10.107cm" svg:y1="15.139cm" svg:x2="10.821cm" svg:y2="14.425cm">
              <text:p/>
            </draw:line>
            <draw:custom-shape draw:style-name="gr9" draw:text-style-name="P6" draw:layer="layout" svg:width="0.41cm" svg:height="0.406cm" draw:transform="rotate (-1.5707963267949) translate (10.073cm 14.73cm)">
              <text:p/>
  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  </draw:custom-shape>
          </draw:g>
          <draw:line draw:style-name="gr10" draw:text-style-name="P3" draw:layer="layout" svg:x1="9.272cm" svg:y1="16.479cm" svg:x2="9.986cm" svg:y2="15.765cm">
            <text:p/>
          </draw:line>
          <draw:line draw:style-name="gr11" draw:text-style-name="P3" draw:layer="layout" svg:x1="9.986cm" svg:y1="15.765cm" svg:x2="9.986cm" svg:y2="13.612cm">
            <text:p/>
          </draw:line>
          <draw:line draw:style-name="gr12" draw:text-style-name="P3" draw:layer="layout" svg:x1="9.986cm" svg:y1="15.765cm" svg:x2="12.326cm" svg:y2="15.7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9cm" draw:dots2="1" draw:dots2-length="0.009cm" draw:distance="0.009cm"/>
    <draw:stroke-dash draw:name="Dashed_20__28_var_29__20_6073" draw:display-name="Dashed (var) 6073" draw:style="rect" draw:dots1="1" draw:dots1-length="0.009cm" draw:dots2="1" draw:dots2-length="0.009cm" draw:distance="0.009cm"/>
    <draw:stroke-dash draw:name="Dashed_20__28_var_29__20_6074" draw:display-name="Dashed (var) 6074" draw:style="rect" draw:dots1="1" draw:dots1-length="0.009cm" draw:dots2="1" draw:dots2-length="0.009cm" draw:distance="0.009cm"/>
    <draw:stroke-dash draw:name="Dashed_20__28_var_29__20_6075" draw:display-name="Dashed (var) 6075" draw:style="rect" draw:dots1="1" draw:dots1-length="0.009cm" draw:dots2="1" draw:dots2-length="0.009cm" draw:distance="0.009cm"/>
    <draw:stroke-dash draw:name="Dashed_20__28_var_29__20_6076" draw:display-name="Dashed (var) 6076" draw:style="rect" draw:dots1="1" draw:dots1-length="0.009cm" draw:dots2="1" draw:dots2-length="0.009cm" draw:distance="0.009cm"/>
    <draw:stroke-dash draw:name="Dashed_20__28_var_29__20_6077" draw:display-name="Dashed (var) 6077" draw:style="rect" draw:dots1="1" draw:dots1-length="0.009cm" draw:dots2="1" draw:dots2-length="0.009cm" draw:distance="0.009cm"/>
    <draw:stroke-dash draw:name="Dashed_20__28_var_29__20_6078" draw:display-name="Dashed (var) 6078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5:48:39.877997946</meta:creation-date>
    <dc:date>2018-05-18T15:48:52.632423902</dc:date>
    <meta:editing-duration>PT13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